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5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fit-to-contour="tru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Delay" draw:style-name="gr1" draw:text-style-name="P1" svg:width="159.99mm" svg:height="89.99mm" svg:x="173.62mm" svg:y="7.11mm">
            <loext:p draw:notify-on-update-of-ranges="Hoja1.B2:Hoja1.B101 Hoja1.C2:Hoja1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59" calcext:value-type="float">
            <text:p>7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51:18.208219135</meta:creation-date>
    <dc:date>2016-11-11T10:40:10.151188412</dc:date>
    <meta:editing-duration>PT24M51S</meta:editing-duration>
    <meta:editing-cycles>4</meta:editing-cycles>
    <meta:generator>LibreOffice/5.1.4.2$Linux_X86_64 LibreOffice_project/10m0$Build-2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48cm" svg:y="0.316cm" chart:style-name="ch2">
          <text:p>Delay</text:p>
        </chart:title>
        <chart:plot-area chart:style-name="ch3" table:cell-range-address="Hoja1.B2:Hoja1.C101" svg:x="1.331cm" svg:y="1.275cm" svg:width="14.349cm" svg:height="6.564cm">
          <chartooo:coordinate-region svg:x="2.138cm" svg:y="1.474cm" svg:width="13.077cm" svg:height="5.718cm"/>
          <chart:axis chart:dimension="x" chart:name="primary-x" chart:style-name="ch4">
            <chart:title svg:x="7.535cm" svg:y="8.019cm" chart:style-name="ch5">
              <text:p>Seq Number</text:p>
            </chart:title>
          </chart:axis>
          <chart:axis chart:dimension="y" chart:name="primary-y" chart:style-name="ch4">
            <chart:title svg:x="0.451cm" svg:y="5.315cm" chart:style-name="ch6">
              <text:p>Time (ms)</text:p>
            </chart:title>
            <chart:grid chart:style-name="ch7" chart:class="major"/>
          </chart:axis>
          <chart:series chart:style-name="ch8" chart:values-cell-range-address="Hoja1.C2:Hoja1.C101" chart:class="chart:scatter">
            <chart:domain table:cell-range-address="Hoja1.B2:Hoja1.B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2:Hoja1.B101</svg:desc>
                </draw:g>
              </table:table-cell>
              <table:table-cell office:value-type="float" office:value="1581">
                <text:p>1581</text:p>
                <draw:g>
                  <svg:desc>Hoja1.C2:Hoja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59">
                <text:p>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